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4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writing</text:p>
          </table:table-cell>
          <table:table-cell table:style-name="ce1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4-09-01" calcext:value-type="date">
            <text:p>01/09/14</text:p>
          </table:table-cell>
          <table:table-cell table:formula="of:=[.B2]+7*[.A2]" office:value-type="date" office:date-value="2014-09-15" calcext:value-type="date">
            <text:p>15/09/14</text:p>
          </table:table-cell>
          <table:table-cell office:value-type="string" calcext:value-type="string">
            <text:p>write intro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2]+1" office:value-type="date" office:date-value="2014-09-16" calcext:value-type="date">
            <text:p>16/09/14</text:p>
          </table:table-cell>
          <table:table-cell table:formula="of:=[.B3]+7*[.A3]" office:value-type="date" office:date-value="2014-10-14" calcext:value-type="date">
            <text:p>14/10/14</text:p>
          </table:table-cell>
          <table:table-cell office:value-type="string" calcext:value-type="string">
            <text:p>write ch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3]+1" office:value-type="date" office:date-value="2014-10-15" calcext:value-type="date">
            <text:p>15/10/14</text:p>
          </table:table-cell>
          <table:table-cell table:formula="of:=[.B4]+7*[.A4]" office:value-type="date" office:date-value="2014-10-29" calcext:value-type="date">
            <text:p>29/10/14</text:p>
          </table:table-cell>
          <table:table-cell office:value-type="string" calcext:value-type="string">
            <text:p>write conclusion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4]+1" office:value-type="date" office:date-value="2014-10-30" calcext:value-type="date">
            <text:p>30/10/14</text:p>
          </table:table-cell>
          <table:table-cell table:formula="of:=[.B5]+7*[.A5]" office:value-type="date" office:date-value="2014-11-13" calcext:value-type="date">
            <text:p>13/11/14</text:p>
          </table:table-cell>
          <table:table-cell office:value-type="string" calcext:value-type="string">
            <text:p>revise ch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5]+1" office:value-type="date" office:date-value="2014-11-14" calcext:value-type="date">
            <text:p>14/11/14</text:p>
          </table:table-cell>
          <table:table-cell table:formula="of:=[.B6]+7*[.A6]" office:value-type="date" office:date-value="2014-11-28" calcext:value-type="date">
            <text:p>28/11/14</text:p>
          </table:table-cell>
          <table:table-cell office:value-type="string" calcext:value-type="string">
            <text:p>revise ch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6]+1" office:value-type="date" office:date-value="2014-11-29" calcext:value-type="date">
            <text:p>29/11/14</text:p>
          </table:table-cell>
          <table:table-cell table:formula="of:=[.B7]+7*[.A7]" office:value-type="date" office:date-value="2014-12-27" calcext:value-type="date">
            <text:p>27/12/14</text:p>
          </table:table-cell>
          <table:table-cell office:value-type="string" calcext:value-type="string">
            <text:p>revise ch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7]+1" office:value-type="date" office:date-value="2014-12-28" calcext:value-type="date">
            <text:p>28/12/14</text:p>
          </table:table-cell>
          <table:table-cell table:formula="of:=[.B8]+7*[.A8]" office:value-type="date" office:date-value="2015-01-11" calcext:value-type="date">
            <text:p>11/01/15</text:p>
          </table:table-cell>
          <table:table-cell office:value-type="string" calcext:value-type="string">
            <text:p>break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8]+1" office:value-type="date" office:date-value="2015-01-12" calcext:value-type="date">
            <text:p>12/01/15</text:p>
          </table:table-cell>
          <table:table-cell table:formula="of:=[.B9]+7*[.A9]" office:value-type="date" office:date-value="2015-02-02" calcext:value-type="date">
            <text:p>02/02/15</text:p>
          </table:table-cell>
          <table:table-cell office:value-type="string" calcext:value-type="string">
            <text:p>revise ch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9]+1" office:value-type="date" office:date-value="2015-02-03" calcext:value-type="date">
            <text:p>03/02/15</text:p>
          </table:table-cell>
          <table:table-cell table:formula="of:=[.B10]+7*[.A10]" office:value-type="date" office:date-value="2015-02-24" calcext:value-type="date">
            <text:p>24/02/15</text:p>
          </table:table-cell>
          <table:table-cell office:value-type="string" calcext:value-type="string">
            <text:p>revise ch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10]+1" office:value-type="date" office:date-value="2015-02-25" calcext:value-type="date">
            <text:p>25/02/15</text:p>
          </table:table-cell>
          <table:table-cell table:formula="of:=[.B11]+7*[.A11]" office:value-type="date" office:date-value="2015-03-25" calcext:value-type="date">
            <text:p>25/03/15</text:p>
          </table:table-cell>
          <table:table-cell office:value-type="string" calcext:value-type="string">
            <text:p>revise ch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11]+1" office:value-type="date" office:date-value="2015-03-26" calcext:value-type="date">
            <text:p>26/03/15</text:p>
          </table:table-cell>
          <table:table-cell table:formula="of:=[.B12]+7*[.A12]" office:value-type="date" office:date-value="2015-04-09" calcext:value-type="date">
            <text:p>09/04/15</text:p>
          </table:table-cell>
          <table:table-cell office:value-type="string" calcext:value-type="string">
            <text:p>break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12]+1" office:value-type="date" office:date-value="2015-04-10" calcext:value-type="date">
            <text:p>10/04/15</text:p>
          </table:table-cell>
          <table:table-cell table:formula="of:=[.B13]+7*[.A13]" office:value-type="date" office:date-value="2015-05-08" calcext:value-type="date">
            <text:p>08/05/15</text:p>
          </table:table-cell>
          <table:table-cell office:value-type="string" calcext:value-type="string">
            <text:p>revise ch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13]+1" office:value-type="date" office:date-value="2015-05-09" calcext:value-type="date">
            <text:p>09/05/15</text:p>
          </table:table-cell>
          <table:table-cell table:formula="of:=[.B14]+7*[.A14]" office:value-type="date" office:date-value="2015-05-23" calcext:value-type="date">
            <text:p>23/05/15</text:p>
          </table:table-cell>
          <table:table-cell office:value-type="string" calcext:value-type="string">
            <text:p>revise intro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14]+1" office:value-type="date" office:date-value="2015-05-24" calcext:value-type="date">
            <text:p>24/05/15</text:p>
          </table:table-cell>
          <table:table-cell table:formula="of:=[.B15]+7*[.A15]" office:value-type="date" office:date-value="2015-06-07" calcext:value-type="date">
            <text:p>07/06/15</text:p>
          </table:table-cell>
          <table:table-cell office:value-type="string" calcext:value-type="string">
            <text:p>revise conclusion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15]+1" office:value-type="date" office:date-value="2015-06-08" calcext:value-type="date">
            <text:p>08/06/15</text:p>
          </table:table-cell>
          <table:table-cell table:formula="of:=[.B16]+7*[.A16]" office:value-type="date" office:date-value="2015-06-15" calcext:value-type="date">
            <text:p>15/06/15</text:p>
          </table:table-cell>
          <table:table-cell office:value-type="string" calcext:value-type="string">
            <text:p>clean up</text:p>
          </table:table-cell>
          <table:table-cell table:number-columns-repeated="1017"/>
        </table:table-row>
        <table:table-row table:style-name="ro1">
          <table:table-cell table:style-name="ce1" table:formula="of:=SUM([.A2:.A16])" office:value-type="float" office:value="39" calcext:value-type="float">
            <text:p>39</text:p>
          </table:table-cell>
          <table:table-cell table:style-name="ce1" table:number-columns-repeated="2"/>
          <table:table-cell table:style-name="ce1" office:value-type="string" calcext:value-type="string">
            <text:p>total</text:p>
          </table:table-cell>
          <table:table-cell table:style-name="ce1" table:number-columns-repeated="1017"/>
        </table:table-row>
        <table:table-row table:style-name="ro1">
          <table:table-cell table:style-name="ce1" table:formula="of:=[.A17]/4" office:value-type="float" office:value="9.75" calcext:value-type="float">
            <text:p>9.75</text:p>
          </table:table-cell>
          <table:table-cell table:style-name="ce1" table:number-columns-repeated="2"/>
          <table:table-cell table:style-name="ce1" office:value-type="string" calcext:value-type="string">
            <text:p>Months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number-columns-repeated="2"/>
          <table:table-cell table:style-name="ce1" office:value-type="string" calcext:value-type="string">
            <text:p>start </text:p>
          </table:table-cell>
          <table:table-cell table:style-name="ce1" table:number-columns-repeated="1017"/>
        </table:table-row>
        <table:table-row table:style-name="ro1">
          <table:table-cell table:style-name="ce1" table:formula="of:= SUM([.A18:.A19]) -12" office:value-type="float" office:value="6.75" calcext:value-type="float">
            <text:p>6.75</text:p>
          </table:table-cell>
          <table:table-cell table:style-name="ce1" table:number-columns-repeated="2"/>
          <table:table-cell table:style-name="ce1" office:value-type="string" calcext:value-type="string">
            <text:p>end</text:p>
          </table:table-cell>
          <table:table-cell table:style-name="ce1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5">00/00/0000</text:date>, <text:time style:data-style-name="N2" text:time-value="08:59:00.3064088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date>2014-09-05T09:23:25.012164852</dc:date>
    <dc:creator>adrian </dc:creator>
    <meta:editing-duration>PT11M33S</meta:editing-duration>
    <meta:editing-cycles>3</meta:editing-cycles>
    <meta:document-statistic meta:table-count="1" meta:cell-count="72" meta:object-count="0"/>
  </office:meta>
</office:document-meta>
</file>